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TopRowCell" style:family="table-cell">
      <style:table-cell-properties fo:padding="0.1cm" fo:border-left="none" fo:border-right="none" fo:border-bottom="none" fo:border-top="0.5pt solid #000000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  <style:style style:name="TableTopBottomRowCell" style:family="table-cell">
      <style:table-cell-properties fo:padding="0.1cm" fo:border-left="none" fo:border-right="none" fo:border-top="0.5pt solid #000000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Text_20_body">This is a work in progress attempting to provide a better ODT writer to <text:a xlink:type="simple" xlink:href="https://pandoc.org/" text:style-name="Internet_20_link" text:visited-style-name="Visited_20_Internet_20_Link">Pandoc</text:a>. Indeed, the original writer generates a lot of inline styles in the output ODT (<text:a xlink:type="simple" xlink:href="https://www.libreoffice.org" text:style-name="Internet_20_link" text:visited-style-name="Visited_20_Internet_20_Link">LibreOffice</text:a>/OpenOffice) document. It makes it difficult to customize the output with a reference document (<text:span text:style-name="Source_20_Text">reference.odt</text:span>).</text:p>
      <text:h text:style-name="Heading_20_2" text:outline-level="2"><text:bookmark-start text:name="use-case"/>Use case<text:bookmark-end text:name="use-case"/></text:h>
      <text:p text:style-name="Text_20_body">The typical use case is to write a document in <text:a xlink:type="simple" xlink:href="https://daringfireball.net/projects/markdown/" text:style-name="Internet_20_link" text:visited-style-name="Visited_20_Internet_20_Link">Markdown</text:a> and then render it in PDF (via <text:a xlink:type="simple" xlink:href="http://www.latex-project.org/" text:style-name="Internet_20_link" text:visited-style-name="Visited_20_Internet_20_Link">LaTex</text:a>, html, or <text:a xlink:type="simple" xlink:href="https://en.wikipedia.org/wiki/OpenDocument" text:style-name="Internet_20_link" text:visited-style-name="Visited_20_Internet_20_Link">ODT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Text_20_body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<text:p text:style-name="Text_20_body">Footnotes are cool :-)</text:p>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Text_20_body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Text_20_body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Text_20_body">Here is some xml code.</text:p>
      <text:p text:style-name="Preformatted_20_Text">
<text:span text:style-name="NormalTok"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2"/>style:family=</text:span><text:span text:style-name="StringTok">"paragraph"</text:span>
</text:p>
      <text:p text:style-name="Preformatted_20_Text">
<text:span text:style-name="OtherTok"><text:s text:c="2"/>style:parent-style-name=</text:span><text:span text:style-name="StringTok">"Standard"</text:span>
</text:p>
      <text:p text:style-name="Preformatted_20_Text">
<text:span text:style-name="OtherTok"><text:s text:c="2"/>style:class=</text:span><text:span text:style-name="StringTok">"html"</text:span><text:span text:style-name="NormalTok">&gt;</text:span>
</text:p>
      <text:p text:style-name="Preformatted_20_Text">
<text:span text:style-name="NormalTok"><text:s text:c="2"/></text:span><text:span text:style-name="CommentTok">&lt;!-- What about the style:class ? --&gt;</text:span>
</text:p>
      <text:p text:style-name="Preformatted_20_Text">
<text:span text:style-name="NormalTok"><text:s text:c="2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2"/>&lt;</text:span><text:span text:style-name="KeywordTok">style:paragraph-properties</text:span>
</text:p>
      <text:p text:style-name="Preformatted_20_Text">
<text:span text:style-name="OtherTok"><text:s text:c="4"/>fo:margin-left=</text:span><text:span text:style-name="StringTok">"1cm"</text:span>
</text:p>
      <text:p text:style-name="Preformatted_20_Text">
<text:span text:style-name="OtherTok"><text:s text:c="4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4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4"/>fo:text-indent=</text:span><text:span text:style-name="StringTok">"0in"</text:span>
</text:p>
      <text:p text:style-name="Preformatted_20_Text">
<text:span text:style-name="OtherTok"><text:s text:c="4"/>style:auto-text-indent=</text:span><text:span text:style-name="StringTok">"false"</text:span><text:span text:style-name="NormalTok"><text:s text:c="1"/>/&gt;</text:span>
</text:p>
      <text:p text:style-name="Preformatted_20_Text">
<text:span text:style-name="NormalTok">&lt;/</text:span><text:span text:style-name="KeywordTok">style:style</text:span><text:span text:style-name="NormalTok">&gt;</text:span>
</text:p>
      <text:p text:style-name="Text_20_body">Here is some Lua code.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CommentTok">-- Create a counter</text:span>
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KeywordTok">function</text:span><text:span text:style-name="NormalTok"><text:s text:c="1"/>newCounter</text:span><text:span text:style-name="OperatorTok">()</text:span>
</text:p>
      <text:p text:style-name="Preformatted_20_Text">
<text:span text:style-name="NormalTok"><text:s text:c="2"/></text:span><text:span text:style-name="KeywordTok">local</text:span><text:span text:style-name="NormalTok"><text:s text:c="1"/></text:span><text:span text:style-name="VariableTok">value</text:span><text:span text:style-name="OperatorTok">=</text:span><text:span text:style-name="DecValTok">0</text:span>
</text:p>
      <text:p text:style-name="Preformatted_20_Text">
<text:span text:style-name="NormalTok"><text:s text:c="2"/></text:span><text:span text:style-name="ControlFlowTok">return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VariableTok">cou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VariableTok">value</text:span><text:span text:style-name="OperatorTok">=</text:span><text:span text:style-name="VariableTok">value</text:span><text:span text:style-name="OperatorTok">+</text:span><text:span text:style-name="DecValTok">1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4"/></text:span><text:span text:style-name="VariableTok">curre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KeywordTok">end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 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Text_20_body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Text_20_body">This is <text:span text:style-name="Emphasis">emphasized</text:span>. This is <text:span text:style-name="Strong_20_Emphasis">strong</text:span>. This is <text:span text:style-name="Source_20_Text">code</text:span>.</text:p>
      <text:h text:style-name="Heading_20_4" text:outline-level="4"><text:bookmark-start text:name="strikeout"/>Strikeout<text:bookmark-end text:name="strikeout"/></text:h>
      <text:p text:style-name="Text_20_body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Text_20_body">This is done via Pandoc Markdown. <text:a xlink:type="simple" xlink:href="https://github.github.com/gfm/" text:style-name="Internet_20_link" text:visited-style-name="Visited_20_Internet_20_Link">GitHub Flavored Markdown</text:a> (GFM) doesn’t know them and the <text:span text:style-name="Source_20_Text">~</text:span> syntax is equivalent to the <text:span text:style-name="Source_20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List_20_Heading">Glucose</text:p>
      <text:p text:style-name="List_20_Contents">C<text:span text:style-name="Subscript">6</text:span>H<text:span text:style-name="Subscript">12</text:span>O<text:span text:style-name="Subscript">6</text:span></text:p>
      <text:p text:style-name="List_20_Heading">Water</text:p>
      <text:p text:style-name="List_20_Contents">H<text:span text:style-name="Subscript">2</text:span>O</text:p>
      <text:p text:style-name="List_20_Heading">Methanol</text:p>
      <text:p text:style-name="List_20_Contents">CH<text:span text:style-name="Subscript">3</text:span>OH</text:p>
      <text:p text:style-name="List_20_Heading">Ethanol</text:p>
      <text:p text:style-name="List_20_Contents">CH<text:span text:style-name="Subscript">3</text:span>CH<text:span text:style-name="Subscript">2</text:span>OH</text:p>
      <text:p text:style-name="List_20_Heading">Acetic Acid</text:p>
      <text:p text:style-name="List_20_Contents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Text_20_body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00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class="html" style:display-name="Quoted Preformatted Text" style:family="paragraph" style:name="Quoted_20_Preformatted_20_Text" style:parent-style-name="Quotations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List Heading" style:family="paragraph" style:name="List_20_Heading" style:next-style-name="List_20_Contents" style:parent-style-name="Standard">
      <style:paragraph-properties style:auto-text-indent="false" fo:margin-bottom="0.247cm" fo:margin-left="0cm" fo:margin-right="0cm" fo:text-indent="0cm"/>
    </style:style>
    <style:style style:display-name="List Heading Thight" style:family="paragraph" style:name="List_20_Heading_20_Tight" style:next-style-name="List_20_Contents_20_Tight" style:parent-style-name="List_20_Heading">
      <style:paragraph-properties fo:margin-bottom="0cm"/>
    </style:style>
    <style:style style:display-name="List Contents" style:family="paragraph" style:name="List_20_Contents" style:next-style-name="List_20_Contents" style:parent-style-name="Standard">
      <style:paragraph-properties style:auto-text-indent="false" fo:margin-bottom="0.247cm" fo:margin-left="1cm" fo:margin-right="0cm" fo:text-indent="0cm"/>
    </style:style>
    <style:style style:display-name="List Contents Tight" style:family="paragraph" style:name="List_20_Contents_20_Tight" style:next-style-name="List_20_Contents_20_Tight" style:parent-style-name="List_20_Contents">
      <style:paragraph-properties fo:margin-bottom="0cm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class="html" style:family="paragraph" style:name="Author" style:parent-style-name="Text_20_body">
      <style:paragraph-properties fo:text-align="center"/>
    </style:style>
    <style:style style:class="html" style:family="paragraph" style:name="Date" style:parent-style-name="Text_20_body">
      <style:paragraph-properties fo:text-align="center"/>
    </style:style>
    <style:style style:class="html" style:family="paragraph" style:name="Abstract" style:parent-style-name="Text_20_body">
      <style:paragraph-properties style:auto-text-indent="false" style:contextual-spacing="false" fo:margin-bottom="0.1in" fo:margin-left="0.3937in" fo:margin-right="0.3937in" fo:margin-top="0.1in" fo:text-indent="0in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Source Text" style:family="text" style:name="Source_20_Text"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3</meta:generator>
    <dc:title/>
    <dc:description/>
    <dc:subject/>
    <meta:keyword/>
    <meta:initial-creator/>
    <dc:creator/>
    <meta:creation-date>2024-04-23T18:01:54Z</meta:creation-date>
    <dc:date>2024-04-23T18:01:54Z</dc:date>
    <meta:user-defined meta:name="automatic-styles" meta:value-type="string"/>
  </office:meta>
</office:document-meta>
</file>